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3.82cm" fo:min-width="5.967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3.838cm" fo:min-width="5.85cm"/>
      <style:paragraph-properties style:writing-mode="lr-tb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9.089cm" fo:min-width="4.5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03cm" fo:min-width="2.992cm"/>
      <style:paragraph-properties style:writing-mode="lr-tb"/>
    </style:style>
    <style:style style:name="gr6" style:family="graphic" style:parent-style-name="standard">
      <style:graphic-properties svg:stroke-color="#3faf46" draw:fill-color="#77bc65" draw:textarea-horizontal-align="justify" draw:textarea-vertical-align="middle" draw:auto-grow-height="false" fo:min-height="0.703cm" fo:min-width="2.992cm"/>
      <style:paragraph-properties style:writing-mode="lr-tb"/>
    </style:style>
    <style:style style:name="gr7" style:family="graphic" style:parent-style-name="standard">
      <style:graphic-properties svg:stroke-color="#bbe33d" draw:fill-color="#e8f2a1" draw:textarea-horizontal-align="justify" draw:textarea-vertical-align="middle" draw:auto-grow-height="false" fo:min-height="0.703cm" fo:min-width="2.992cm"/>
      <style:paragraph-properties style:writing-mode="lr-tb"/>
    </style:style>
    <style:style style:name="gr8" style:family="graphic" style:parent-style-name="standard">
      <style:graphic-properties draw:fill-color="#b4c7dc" draw:textarea-horizontal-align="justify" draw:textarea-vertical-align="middle" draw:auto-grow-height="false" fo:min-height="0.703cm" fo:min-width="2.99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3465a4"/>
      <style:paragraph-properties fo:text-align="center" style:writing-mode="lr-tb"/>
    </style:style>
    <style:style style:name="P4" style:family="paragraph">
      <loext:graphic-properties draw:fill-color="#77bc65"/>
      <style:paragraph-properties fo:text-align="center" style:writing-mode="lr-tb"/>
    </style:style>
    <style:style style:name="P5" style:family="paragraph">
      <loext:graphic-properties draw:fill-color="#e8f2a1"/>
      <style:paragraph-properties fo:text-align="center" style:writing-mode="lr-tb"/>
    </style:style>
    <style:style style:name="P6" style:family="paragraph">
      <loext:graphic-properties draw:fill-color="#b4c7dc"/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67cm" svg:height="14.07cm" svg:x="3.105cm" svg:y="3.857cm">
          <text:p text:style-name="P1">Running location <text:s text:c="7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14.088cm" svg:x="12.025cm" svg:y="3.857cm">
          <text:p text:style-name="P1">Storing location <text:s text:c="8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2.66cm" svg:y="5.31cm">
          <text:p text:style-name="P1"><text:span text:style-name="T1">Boot ROM</text:span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9.339cm" svg:x="12.66cm" svg:y="8.171cm">
          <text:p text:style-name="P1"><text:span text:style-name="T1">SD card</text:span></text:p>
          <text:p text:style-name="P1"><text:span text:style-name="T2">P1 <text:s/>(bootable) <text:s text:c="9"/>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9.339cm" svg:x="3.857cm" svg:y="8.171cm">
          <text:p text:style-name="P1"><text:span text:style-name="T1">DRAM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492cm" svg:height="0.953cm" svg:x="13.513cm" svg:y="9.717cm">
          <text:p text:style-name="P1"><text:span text:style-name="T2">bootcode.bi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492cm" svg:height="0.953cm" svg:x="13.513cm" svg:y="10.987cm">
          <text:p text:style-name="P1"><text:span text:style-name="T2">start.elf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492cm" svg:height="0.953cm" svg:x="13.513cm" svg:y="12.257cm">
          <text:p text:style-name="P1"><text:span text:style-name="T2">config.tx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492cm" svg:height="0.953cm" svg:x="13.513cm" svg:y="13.527cm">
          <text:p text:style-name="P1"><text:span text:style-name="T2">fixup.da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92cm" svg:height="0.953cm" svg:x="13.513cm" svg:y="14.797cm">
          <text:p text:style-name="P1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492cm" svg:height="0.953cm" svg:x="13.513cm" svg:y="16.067cm">
          <text:p text:style-name="P1"><text:span text:style-name="T2">image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492cm" svg:height="0.953cm" svg:x="4.709cm" svg:y="9.708cm">
          <text:p text:style-name="P1"><text:span text:style-name="T2">bootcode.b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492cm" svg:height="0.953cm" svg:x="4.709cm" svg:y="10.978cm">
          <text:p text:style-name="P1"><text:span text:style-name="T2">start.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492cm" svg:height="0.953cm" svg:x="4.709cm" svg:y="12.248cm">
          <text:p text:style-name="P1"><text:span text:style-name="T2">config.t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492cm" svg:height="0.953cm" svg:x="4.709cm" svg:y="13.518cm">
          <text:p text:style-name="P1"><text:span text:style-name="T2">fixup.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3.492cm" svg:height="0.953cm" svg:x="4.709cm" svg:y="14.788cm">
          <text:p text:style-name="P1"><text:span text:style-name="T2">u-b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492cm" svg:height="0.953cm" svg:x="4.709cm" svg:y="16.058cm">
          <text:p text:style-name="P1"><text:span text:style-name="T2">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3.492cm" svg:height="0.953cm" svg:x="13.512cm" svg:y="6.449cm">
          <text:p text:style-name="P1"><text:span text:style-name="T2">Trusted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3.86cm" svg:y="5.31cm">
          <text:p text:style-name="P1"><text:span text:style-name="T1">Internal Cache</text:span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492cm" svg:height="0.953cm" svg:x="4.712cm" svg:y="6.449cm">
          <text:p text:style-name="P1"><text:span text:style-name="T2">Trusted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3.492cm" svg:height="0.953cm" svg:x="8.62cm" svg:y="18.78cm">
          <text:p text:style-name="P1"><text:span text:style-name="T2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2-16T22:37:16.177761987</meta:creation-date>
    <dc:date>2026-02-25T14:02:58.363538628</dc:date>
    <meta:editing-duration>PT20H52M54S</meta:editing-duration>
    <meta:editing-cycles>7</meta:editing-cycles>
    <meta:generator>LibreOffice/7.3.7.2$Linux_X86_64 LibreOffice_project/30$Build-2</meta:generator>
    <meta:document-statistic meta:object-count="21"/>
  </office:meta>
</office:document-meta>
</file>